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outline1">
      <style:graphic-properties fo:min-height="14.66cm"/>
    </style:style>
    <style:style style:name="pr7" style:family="presentation" style:parent-style-name="lyt-bluegrey-outline1">
      <style:graphic-properties fo:min-height="14.152cm"/>
    </style:style>
    <style:style style:name="P1" style:family="paragraph">
      <style:text-properties fo:font-size="26.3999996185303pt"/>
    </style:style>
    <style:style style:name="T1" style:family="text">
      <style:text-properties fo:font-size="54pt" style:font-size-asian="66pt" style:font-size-complex="66pt"/>
    </style:style>
    <style:style style:name="T2" style:family="text">
      <style:text-properties fo:font-size="66pt" style:font-size-asian="80pt" style:font-size-complex="80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we will NOT Cover</text:span></text:p>
          </draw:text-box>
        </draw:frame>
        <draw:frame presentation:style-name="pr2" draw:layer="layout" svg:width="25.199cm" svg:height="13.029cm" svg:x="1.371cm" svg:y="5.596cm" presentation:class="outline" presentation:user-transformed="true">
          <draw:text-box>
            <text:list text:style-name="L2">
              <text:list-item>
                <text:p>Setting up your IDE and creating the project</text:p>
                <text:list>
                  <text:list-item>
                    <text:p>IntelliJ IDEA (Community Edition), Android Studio, Eclipse, etc (USE ANDROID STUDIO)</text:p>
                  </text:list-item>
                  <text:list-item>
                    <text:p>Moste IDEs have a good wizard for creating the project and this is really quite simple.</text:p>
                  </text:list-item>
                  <text:list-item>
                    <text:p>Plenty of online tutorials.</text:p>
                  </text:list-item>
                </text:list>
              </text:list-item>
              <text:list-item>
                <text:p>Downloading and installing the JAVA JDK</text:p>
                <text:list>
                  <text:list-item>
                    <text:p>Any recent version of Java SE or EE will do</text:p>
                  </text:list-item>
                </text:list>
              </text:list-item>
              <text:list-item>
                <text:p>Downloading and installing the Android SD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Setting Up Android (Quickly)</text:span></text:p>
          </draw:text-box>
        </draw:frame>
        <draw:frame presentation:style-name="pr2" draw:layer="layout" svg:width="25.199cm" svg:height="16.536cm" svg:x="1.4cm" svg:y="4.064cm" presentation:class="outline" presentation:user-transformed="true">
          <draw:text-box>
            <text:list text:style-name="L2">
              <text:list-item>
                <text:p>Make sure your environment variables are set up</text:p>
                <text:list>
                  <text:list-item>
                    <text:p>$ANDROID_HOME:&lt;Where I installed Android&gt;/sdk</text:p>
                  </text:list-item>
                  <text:list-item>
                    <text:p>Make sure your PATH includes </text:p>
                    <text:list>
                      <text:list-item>
                        <text:p>$ANDROID_HOME</text:p>
                      </text:list-item>
                      <text:list-item>
                        <text:p>$ANDROID_HOME/platform-tools</text:p>
                      </text:list-item>
                      <text:list-item>
                        <text:p>$ANDROID_HOME/tools</text:p>
                      </text:list-item>
                      <text:list-item>
                        <text:p>$ANDROID_HOME/build-tools/&lt;version&gt;</text:p>
                      </text:list-item>
                    </text:list>
                  </text:list-item>
                </text:list>
              </text:list-item>
              <text:list-item>
                <text:p>Install necessary API level(s)</text:p>
                <text:list>
                  <text:list-item>
                    <text:p>From the command line run $ android sdk</text:p>
                  </text:list-item>
                  <text:list-item>
                    <text:p>Or launch from your 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Setting Up Android (Quickly)</text:span></text:p>
          </draw:text-box>
        </draw:frame>
        <draw:frame presentation:style-name="pr2" draw:layer="layout" svg:width="25.199cm" svg:height="16.579cm" svg:x="1.4cm" svg:y="3.949cm" presentation:class="outline" presentation:user-transformed="true">
          <draw:text-box>
            <text:list text:style-name="L2">
              <text:list-item>
                <text:p>Set up an emulator</text:p>
                <text:list>
                  <text:list-item>
                    <text:p>From the command line run $ android avd</text:p>
                  </text:list-item>
                  <text:list-item>
                    <text:p>Or launch from your IDE</text:p>
                  </text:list-item>
                  <text:list-item>
                    <text:p>USE GENYMOTION – Mac and Linux require Oracle VirtualBox to be installed first</text:p>
                  </text:list-item>
                </text:list>
              </text:list-item>
              <text:list-item>
                <text:p>Attach your USB phone</text:p>
                <text:list>
                  <text:list-item>
                    <text:p>Turn on Developer Options in settings</text:p>
                    <text:list>
                      <text:list-item>
                        <text:p>There may be a trick for your phone, check Google (click build number 7 times)</text:p>
                      </text:list-item>
                    </text:list>
                  </text:list-item>
                  <text:list-item>
                    <text:p>Enable USB Debugging, accept certificate warnings</text:p>
                  </text:list-item>
                  <text:list-item>
                    <text:p>Double check – run $ adb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Setting Up Android (Quickly)</text:span></text:p>
          </draw:text-box>
        </draw:frame>
        <draw:frame presentation:style-name="pr2" draw:layer="layout" svg:width="25.199cm" svg:height="12.18cm" svg:x="1.4cm" svg:y="5.842cm" presentation:class="outline" presentation:user-transformed="true">
          <draw:text-box>
            <text:list text:style-name="L2">
              <text:list-item>
                <text:p>Set up Gradle</text:p>
                <text:list>
                  <text:list-item>
                    <text:p>Current version is 2.+, but use 1.12</text:p>
                  </text:list-item>
                  <text:list-item>
                    <text:p>Add &lt;gradle_home&gt;/bin to your $PA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4.269cm" svg:x="1.4cm" svg:y="0.456cm" presentation:class="title" presentation:user-transformed="true">
          <draw:text-box>
            <text:p><text:span text:style-name="T1">Project Structure and Basic Components</text:span></text:p>
          </draw:text-box>
        </draw:frame>
        <draw:frame presentation:style-name="pr2" draw:layer="layout" svg:width="25.199cm" svg:height="13.973cm" svg:x="1.4cm" svg:y="5.914cm" presentation:class="outline" presentation:user-transformed="true">
          <draw:text-box>
            <text:list text:style-name="L2">
              <text:list-item>
                <text:p>Activities (And Fragments)</text:p>
                <text:list>
                  <text:list-item>
                    <text:p>We will see plenty of these. Just a mention for now</text:p>
                  </text:list-item>
                  <text:list-item>
                    <text:p>We may or may not touch on Fragments, depending on time</text:p>
                  </text:list-item>
                </text:list>
              </text:list-item>
              <text:list-item>
                <text:p>Services</text:p>
                <text:list>
                  <text:list-item>
                    <text:p>Long-Running (it's a relative term) background tasks</text:p>
                  </text:list-item>
                  <text:list-item>
                    <text:p>Should always be run on their own threads</text:p>
                  </text:list-item>
                  <text:list-item>
                    <text:p>You need to put them on their ow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4.269cm" svg:x="1.4cm" svg:y="0.456cm" presentation:class="title" presentation:user-transformed="true">
          <draw:text-box>
            <text:p><text:span text:style-name="T1">Project Structure and Basic Components (Continued)</text:span></text:p>
          </draw:text-box>
        </draw:frame>
        <draw:frame presentation:style-name="pr6" draw:layer="layout" svg:width="25.199cm" svg:height="14.66cm" svg:x="1.4cm" svg:y="5.914cm" presentation:class="outline" presentation:user-transformed="true">
          <draw:text-box>
            <text:list text:style-name="L2">
              <text:list-item>
                <text:p>Broadcast Receivers</text:p>
                <text:list>
                  <text:list-item>
                    <text:p>Register with Android to be notified of certain events and to receive certain intents</text:p>
                  </text:list-item>
                </text:list>
              </text:list-item>
              <text:list-item>
                <text:p>Content Providers</text:p>
                <text:list>
                  <text:list-item>
                    <text:p>Means for sharing data between processes</text:p>
                  </text:list-item>
                </text:list>
              </text:list-item>
              <text:list-item>
                <text:p>Intents</text:p>
                <text:list>
                  <text:list-item>
                    <text:p>Not necessarily a component, but very integral to all of them and how they are launched</text:p>
                  </text:list-item>
                  <text:list-item>
                    <text:p>We will see several of the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4.269cm" svg:x="1.4cm" svg:y="0.456cm" presentation:class="title" presentation:user-transformed="true">
          <draw:text-box>
            <text:p><text:span text:style-name="T1">Project Structure and Basic Components (Continued)</text:span></text:p>
          </draw:text-box>
        </draw:frame>
        <draw:frame presentation:style-name="pr2" draw:layer="layout" svg:width="25.199cm" svg:height="14.522cm" svg:x="1.4cm" svg:y="5.9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Drawables, Layouts, Values (Strings, Colors, etc).</text:p>
                  </text:list-item>
                  <text:list-item>
                    <text:p>Allows us to provide a variety of alternate resources outside of code</text:p>
                    <text:list>
                      <text:list-item>
                        <text:p>Directory modifiers</text:p>
                      </text:list-item>
                    </text:list>
                  </text:list-item>
                </text:list>
              </text:list-item>
              <text:list-item>
                <text:p>Android Manifest</text:p>
                <text:list>
                  <text:list-item>
                    <text:p>SDK data (min, max, target), Permission data, Application data, Launcher data, etc</text:p>
                    <text:list>
                      <text:list-item>
                        <text:p>Some of this has since been moved into build.grad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4.269cm" svg:x="1.4cm" svg:y="0.456cm" presentation:class="title" presentation:user-transformed="true">
          <draw:text-box>
            <text:p><text:span text:style-name="T1">Project Structure and Basic Components (Continued)</text:span></text:p>
          </draw:text-box>
        </draw:frame>
        <draw:frame presentation:style-name="pr7" draw:layer="layout" svg:width="25.199cm" svg:height="14.152cm" svg:x="1.4cm" svg:y="5.914cm" presentation:class="outline" presentation:user-transformed="true">
          <draw:text-box>
            <text:list text:style-name="L2">
              <text:list-item>
                <text:p>Android Manifest (Continued)</text:p>
                <text:list>
                  <text:list-item>
                    <text:p>All activities, services, and other components</text:p>
                    <text:list>
                      <text:list-item>
                        <text:p>If it's not in the manifest it doesn't exist</text:p>
                      </text:list-item>
                    </text:list>
                  </text:list-item>
                </text:list>
              </text:list-item>
              <text:list-item>
                <text:p>Gradle</text:p>
                <text:list>
                  <text:list-item>
                    <text:p>settings.gradle</text:p>
                    <text:list>
                      <text:list-item>
                        <text:p>Manage project structure (included modules)</text:p>
                      </text:list-item>
                    </text:list>
                  </text:list-item>
                  <text:list-item>
                    <text:p>build.gradle (top level)</text:p>
                    <text:list>
                      <text:list-item>
                        <text:p>Manage project-wide build. This often just declares the Maven central repository and the classpath for the Android gradle plug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4.269cm" svg:x="1.4cm" svg:y="0.456cm" presentation:class="title" presentation:user-transformed="true">
          <draw:text-box>
            <text:p><text:span text:style-name="T1">Project Structure and Basic Components (Continued)</text:span></text:p>
          </draw:text-box>
        </draw:frame>
        <draw:frame presentation:style-name="pr7" draw:layer="layout" svg:width="25.199cm" svg:height="14.152cm" svg:x="1.4cm" svg:y="5.914cm" presentation:class="outline" presentation:user-transformed="true">
          <draw:text-box>
            <text:list text:style-name="L2">
              <text:list-item>
                <text:p>Gradle (Continued)</text:p>
                <text:list>
                  <text:list-item>
                    <text:p>build.gradle (Module level)</text:p>
                    <text:list>
                      <text:list-item>
                        <text:p>Manage build for the module</text:p>
                      </text:list-item>
                      <text:list-item>
                        <text:p>Android Plugin (and others if applicable)</text:p>
                      </text:list-item>
                      <text:list-item>
                        <text:p>MinSDK, TargetSDK declarations</text:p>
                      </text:list-item>
                      <text:list-item>
                        <text:p>Versioning</text:p>
                      </text:list-item>
                      <text:list-item>
                        <text:p>Manage dependancies (Maven-style)</text:p>
                      </text:list-item>
                      <text:list-item>
                        <text:p>Manage build types and flav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A Very Basic App</text:span></text:p>
          </draw:text-box>
        </draw:frame>
        <draw:frame presentation:style-name="pr2" draw:layer="layout" svg:width="25.199cm" svg:height="14.943cm" svg:x="1.4cm" svg:y="4.914cm" presentation:class="outline" presentation:user-transformed="true">
          <draw:text-box>
            <text:list text:style-name="L2">
              <text:list-item>
                <text:p>Create two files:</text:p>
                <text:list>
                  <text:list-item>
                    <text:p>src/example/hello_android/MainActivity.java</text:p>
                  </text:list-item>
                  <text:list-item>
                    <text:p>res/layout/main_activity.xml</text:p>
                  </text:list-item>
                </text:list>
              </text:list-item>
              <text:list-item>
                <text:p>Set up manifest</text:p>
                <text:list>
                  <text:list-item>
                    <text:p>Declare the main activity and make it launchable</text:p>
                  </text:list-item>
                </text:list>
              </text:list-item>
              <text:list-item>
                <text:p>Activity</text:p>
                <text:list>
                  <text:list-item>
                    <text:p>Lifecycle and Overridable Lifecycle Events</text:p>
                    <text:list>
                      <text:list-item>
                        <text:p>onCreate – Tell the activity which layout to use</text:p>
                      </text:list-item>
                    </text:list>
                  </text:list-item>
                </text:list>
              </text:list-item>
              <text:list-item>
                <text:p>Launch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Expand the App A Little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string resources</text:p>
              </text:list-item>
              <text:list-item>
                <text:p>Add some more controls</text:p>
                <text:list>
                  <text:list-item>
                    <text:p>TextView, EditText, Button</text:p>
                  </text:list-item>
                </text:list>
              </text:list-item>
              <text:list-item>
                <text:p>Find the controls and interact with them</text:p>
                <text:list>
                  <text:list-item>
                    <text:p>Add onClickListeners </text:p>
                    <text:list>
                      <text:list-item>
                        <text:p>Three different ways to do this (At least)</text:p>
                      </text:list-item>
                    </text:list>
                  </text:list-item>
                  <text:list-item>
                    <text:p>Access and read properties</text:p>
                  </text:list-item>
                  <text:list-item>
                    <text:p>Modify the text in a TextView at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Expand the App Again</text:span></text:p>
          </draw:text-box>
        </draw:frame>
        <draw:frame presentation:style-name="pr2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Add another activity</text:p>
              </text:list-item>
              <text:list-item>
                <text:p>Add some intents to a couple of the buttons</text:p>
                <text:list>
                  <text:list-item>
                    <text:p>Explicit Intent</text:p>
                    <text:list>
                      <text:list-item>
                        <text:p>Declare the target class</text:p>
                      </text:list-item>
                      <text:list-item>
                        <text:p>Bundle some extras to pass data between activities</text:p>
                      </text:list-item>
                      <text:list-item>
                        <text:p>Consume the intent on the other end</text:p>
                      </text:list-item>
                    </text:list>
                  </text:list-item>
                  <text:list-item>
                    <text:p>Implicit Intent</text:p>
                    <text:list>
                      <text:list-item>
                        <text:p>Declare the desired action and the data URI</text:p>
                      </text:list-item>
                      <text:list-item>
                        <text:p>Let Android manage where the intent get delive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2">Resources</text:span></text:p>
          </draw:text-box>
        </draw:frame>
        <draw:frame presentation:style-name="pr2" draw:layer="layout" svg:width="25.199cm" svg:height="14.849cm" svg:x="1.4cm" svg:y="4.914cm" presentation:class="outline" presentation:user-transformed="true">
          <draw:text-box>
            <text:list text:style-name="L2">
              <text:list-item>
                <text:p><text:span text:style-name="T3">Java JDK: http://www.oracle.com/technetwork/java/javase/downloads/index.html</text:span></text:p>
              </text:list-item>
              <text:list-item>
                <text:p><text:span text:style-name="T3">Android SDK: https://developer.android.com/sdk/index.html</text:span></text:p>
              </text:list-item>
              <text:list-item>
                <text:p><text:span text:style-name="T3">IntelliJ IDEA: http://www.jetbrains.com/idea/download/</text:span></text:p>
              </text:list-item>
              <text:list-item>
                <text:p><text:span text:style-name="T3">Android Studio: http://developer.android.com/sdk/installing/studio.html</text:span></text:p>
              </text:list-item>
              <text:list-item>
                <text:p><text:span text:style-name="T3">Eclipse: https://www.eclipse.org/downloads</text:span></text:p>
              </text:list-item>
              <text:list-item>
                <text:p><text:span text:style-name="T3">Android Documentation (Training, API Guides, Reference, tools, etc): https://developer.android.com/training/index.html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Rowley</meta:initial-creator>
    <meta:creation-date>2014-03-16T09:40:41</meta:creation-date>
    <dc:date>2014-12-01T09:51:13.319870937</dc:date>
    <meta:editing-duration>PT6H18M25S</meta:editing-duration>
    <meta:editing-cycles>8</meta:editing-cycles>
    <meta:generator>LibreOffice/4.2.7.2$Linux_X86_64 LibreOffice_project/420m0$Build-2</meta:generator>
    <meta:document-statistic meta:object-count="84"/>
  </office:meta>
</office:document-meta>
</file>